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cripts/javascript/Library1/Macro1.js" manifest:media-type="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0.4598in"/>
    </style:style>
    <style:style style:name="co3" style:family="table-column">
      <style:table-column-properties fo:break-before="auto" style:column-width="3.3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formula="of:=COM.MICROSOFT.CONCAT(&quot;Numbers &quot;; ROW())" office:value-type="string" office:string-value="Numbers 1" calcext:value-type="string">
            <text:p>Numbers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COM.MICROSOFT.CONCAT(&quot;(&quot;&quot;&quot;; COM.MICROSOFT.TEXTJOIN(&quot;&quot;&quot;,&quot;&quot;&quot;; 1; [.B1:.L1]); &quot;&quot;&quot;)&quot;)" office:value-type="string" office:string-value="(&quot;1&quot;,&quot;2&quot;,&quot;3&quot;)" calcext:value-type="string">
            <text:p>("1","2","3")</text:p>
          </table:table-cell>
        </table:table-row>
        <table:table-row table:style-name="ro1">
          <table:table-cell table:formula="of:=COM.MICROSOFT.CONCAT(&quot;Numbers &quot;; ROW())" office:value-type="string" office:string-value="Numbers 2" calcext:value-type="string">
            <text:p>Numbers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formula="of:=COM.MICROSOFT.CONCAT(&quot;(&quot;&quot;&quot;; COM.MICROSOFT.TEXTJOIN(&quot;&quot;&quot;,&quot;&quot;&quot;; 1; [.B2:.L2]); &quot;&quot;&quot;)&quot;)" office:value-type="string" office:string-value="(&quot;4&quot;,&quot;5&quot;,&quot;6&quot;)" calcext:value-type="string">
            <text:p>("4","5","6")</text:p>
          </table:table-cell>
        </table:table-row>
        <table:table-row table:style-name="ro1">
          <table:table-cell table:formula="of:=COM.MICROSOFT.CONCAT(&quot;Numbers &quot;; ROW())" office:value-type="string" office:string-value="Numbers 3" calcext:value-type="string">
            <text:p>Numbers 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COM.MICROSOFT.CONCAT(&quot;(&quot;&quot;&quot;; COM.MICROSOFT.TEXTJOIN(&quot;&quot;&quot;,&quot;&quot;&quot;; 1; [.B3:.L3]); &quot;&quot;&quot;)&quot;)" office:value-type="string" office:string-value="(&quot;7&quot;,&quot;8&quot;,&quot;9&quot;)" calcext:value-type="string">
            <text:p>("7","8","9")</text:p>
          </table:table-cell>
        </table:table-row>
        <table:table-row table:style-name="ro1">
          <table:table-cell table:formula="of:=COM.MICROSOFT.CONCAT(&quot;Numbers &quot;; ROW())" office:value-type="string" office:string-value="Numbers 4" calcext:value-type="string">
            <text:p>Numbers 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formula="of:=COM.MICROSOFT.CONCAT(&quot;(&quot;&quot;&quot;; COM.MICROSOFT.TEXTJOIN(&quot;&quot;&quot;,&quot;&quot;&quot;; 1; [.B4:.L4]); &quot;&quot;&quot;)&quot;)" office:value-type="string" office:string-value="(&quot;0&quot;,&quot;10&quot;)" calcext:value-type="string">
            <text:p>("0","10")</text:p>
          </table:table-cell>
        </table:table-row>
        <table:table-row table:style-name="ro1">
          <table:table-cell table:formula="of:=COM.MICROSOFT.CONCAT(&quot;Numbers &quot;; ROW())" office:value-type="string" office:string-value="Numbers 5" calcext:value-type="string">
            <text:p>Numbers 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COM.MICROSOFT.CONCAT(&quot;(&quot;&quot;&quot;; COM.MICROSOFT.TEXTJOIN(&quot;&quot;&quot;,&quot;&quot;&quot;; 1; [.B5:.L5]); &quot;&quot;&quot;)&quot;)" office:value-type="string" office:string-value="(&quot;1&quot;,&quot;2&quot;,&quot;3&quot;,&quot;4&quot;,&quot;5&quot;)" calcext:value-type="string">
            <text:p>("1","2","3","4","5")</text:p>
          </table:table-cell>
        </table:table-row>
        <table:table-row table:style-name="ro1">
          <table:table-cell table:formula="of:=COM.MICROSOFT.CONCAT(&quot;Numbers &quot;; ROW())" office:value-type="string" office:string-value="Numbers 6" calcext:value-type="string">
            <text:p>Numbers 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COM.MICROSOFT.CONCAT(&quot;(&quot;&quot;&quot;; COM.MICROSOFT.TEXTJOIN(&quot;&quot;&quot;,&quot;&quot;&quot;; 1; [.B6:.L6]); &quot;&quot;&quot;)&quot;)" office:value-type="string" office:string-value="(&quot;6&quot;,&quot;7&quot;,&quot;8&quot;,&quot;9&quot;,&quot;10&quot;)" calcext:value-type="string">
            <text:p>("6","7","8","9","10")</text:p>
          </table:table-cell>
        </table:table-row>
        <table:table-row table:style-name="ro1">
          <table:table-cell table:formula="of:=COM.MICROSOFT.CONCAT(&quot;Numbers &quot;; ROW())" office:value-type="string" office:string-value="Numbers 7" calcext:value-type="string">
            <text:p>Numbers 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&quot;(&quot;&quot;&quot;; COM.MICROSOFT.TEXTJOIN(&quot;&quot;&quot;,&quot;&quot;&quot;; 1; [.B7:.L7]); &quot;&quot;&quot;)&quot;)" office:value-type="string" office:string-value="(&quot;1&quot;,&quot;2&quot;,&quot;3&quot;,&quot;4&quot;,&quot;5&quot;,&quot;6&quot;,&quot;7&quot;,&quot;8&quot;,&quot;9&quot;,&quot;10&quot;)" calcext:value-type="string">
            <text:p>("1","2","3","4","5","6","7","8","9","10")</text:p>
          </table:table-cell>
        </table:table-row>
        <table:table-row table:style-name="ro1">
          <table:table-cell table:formula="of:=COM.MICROSOFT.CONCAT(&quot;Numbers &quot;; ROW())" office:value-type="string" office:string-value="Numbers 8" calcext:value-type="string">
            <text:p>Numbers 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table:formula="of:=COM.MICROSOFT.CONCAT(&quot;(&quot;&quot;&quot;; COM.MICROSOFT.TEXTJOIN(&quot;&quot;&quot;,&quot;&quot;&quot;; 1; [.B8:.L8]); &quot;&quot;&quot;)&quot;)" office:value-type="string" office:string-value="(&quot;1&quot;,&quot;10&quot;,&quot;100&quot;,&quot;1000&quot;)" calcext:value-type="string">
            <text:p>("1","10","100","1000")</text:p>
          </table:table-cell>
        </table:table-row>
        <table:table-row table:style-name="ro1">
          <table:table-cell office:value-type="string" calcext:value-type="string">
            <text:p>Odd numbers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COM.MICROSOFT.CONCAT(&quot;(&quot;&quot;&quot;; COM.MICROSOFT.TEXTJOIN(&quot;&quot;&quot;,&quot;&quot;&quot;; 1; [.B9:.L9]); &quot;&quot;&quot;)&quot;)" office:value-type="string" office:string-value="(&quot;1&quot;,&quot;3&quot;,&quot;5&quot;,&quot;7&quot;,&quot;9&quot;)" calcext:value-type="string">
            <text:p>("1","3","5","7","9")</text:p>
          </table:table-cell>
        </table:table-row>
        <table:table-row table:style-name="ro1">
          <table:table-cell office:value-type="string" calcext:value-type="string">
            <text:p>Even numbers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COM.MICROSOFT.CONCAT(&quot;(&quot;&quot;&quot;; COM.MICROSOFT.TEXTJOIN(&quot;&quot;&quot;,&quot;&quot;&quot;; 1; [.B10:.L10]); &quot;&quot;&quot;)&quot;)" office:value-type="string" office:string-value="(&quot;0&quot;,&quot;2&quot;,&quot;4&quot;,&quot;6&quot;,&quot;8&quot;)" calcext:value-type="string">
            <text:p>("0","2","4","6","8")</text:p>
          </table:table-cell>
        </table:table-row>
        <table:table-row table:style-name="ro1">
          <table:table-cell office:value-type="string" calcext:value-type="string">
            <text:p>Teens 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formula="of:=COM.MICROSOFT.CONCAT(&quot;(&quot;&quot;&quot;; COM.MICROSOFT.TEXTJOIN(&quot;&quot;&quot;,&quot;&quot;&quot;; 1; [.B11:.L11]); &quot;&quot;&quot;)&quot;)" office:value-type="string" office:string-value="(&quot;11&quot;,&quot;12&quot;,&quot;13&quot;,&quot;14&quot;,&quot;15&quot;)" calcext:value-type="string">
            <text:p>("11","12","13","14","15")</text:p>
          </table:table-cell>
        </table:table-row>
        <table:table-row table:style-name="ro1">
          <table:table-cell office:value-type="string" calcext:value-type="string">
            <text:p>Teens 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formula="of:=COM.MICROSOFT.CONCAT(&quot;(&quot;&quot;&quot;; COM.MICROSOFT.TEXTJOIN(&quot;&quot;&quot;,&quot;&quot;&quot;; 1; [.B12:.L12]); &quot;&quot;&quot;)&quot;)" office:value-type="string" office:string-value="(&quot;16&quot;,&quot;17&quot;,&quot;18&quot;,&quot;19&quot;)" calcext:value-type="string">
            <text:p>("16","17","18","19")</text:p>
          </table:table-cell>
        </table:table-row>
        <table:table-row table:style-name="ro1">
          <table:table-cell office:value-type="string" calcext:value-type="string">
            <text:p>Tens 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formula="of:=COM.MICROSOFT.CONCAT(&quot;(&quot;&quot;&quot;; COM.MICROSOFT.TEXTJOIN(&quot;&quot;&quot;,&quot;&quot;&quot;; 1; [.B13:.L13]); &quot;&quot;&quot;)&quot;)" office:value-type="string" office:string-value="(&quot;10&quot;,&quot;20&quot;,&quot;30&quot;,&quot;40&quot;,&quot;50&quot;)" calcext:value-type="string">
            <text:p>("10","20","30","40","50")</text:p>
          </table:table-cell>
        </table:table-row>
        <table:table-row table:style-name="ro1">
          <table:table-cell office:value-type="string" calcext:value-type="string">
            <text:p>Tens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formula="of:=COM.MICROSOFT.CONCAT(&quot;(&quot;&quot;&quot;; COM.MICROSOFT.TEXTJOIN(&quot;&quot;&quot;,&quot;&quot;&quot;; 1; [.B14:.L14]); &quot;&quot;&quot;)&quot;)" office:value-type="string" office:string-value="(&quot;60&quot;,&quot;70&quot;,&quot;80&quot;,&quot;90&quot;,&quot;100&quot;)" calcext:value-type="string">
            <text:p>("60","70","80","90","100")</text:p>
          </table:table-cell>
        </table:table-row>
        <table:table-row table:style-name="ro1">
          <table:table-cell office:value-type="string" calcext:value-type="string">
            <text:p>Tens 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M.MICROSOFT.CONCAT(&quot;(&quot;&quot;&quot;; COM.MICROSOFT.TEXTJOIN(&quot;&quot;&quot;,&quot;&quot;&quot;; 1; [.B15:.L15]); &quot;&quot;&quot;)&quot;)" office:value-type="string" office:string-value="(&quot;10&quot;,&quot;20&quot;,&quot;30&quot;,&quot;40&quot;,&quot;50&quot;,&quot;60&quot;,&quot;70&quot;,&quot;80&quot;,&quot;90&quot;,&quot;100&quot;)" calcext:value-type="string">
            <text:p>("10","20","30","40","50","60","70","80","90","100")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formula="of:=COM.MICROSOFT.CONCAT(&quot;(&quot;&quot;&quot;; COM.MICROSOFT.TEXTJOIN(&quot;&quot;&quot;,&quot;&quot;&quot;; 1; [.B16:.L16]); &quot;&quot;&quot;)&quot;)" office:value-type="string" office:string-value="(&quot;1&quot;,&quot;5&quot;,&quot;10&quot;,&quot;25&quot;)" calcext:value-type="string">
            <text:p>("1","5","10","25")</text:p>
          </table:table-cell>
        </table:table-row>
        <table:table-row table:style-name="ro1">
          <table:table-cell office:value-type="string" calcext:value-type="string">
            <text:p>Bill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COM.MICROSOFT.CONCAT(&quot;(&quot;&quot;&quot;; COM.MICROSOFT.TEXTJOIN(&quot;&quot;&quot;,&quot;&quot;&quot;; 1; [.B17:.L17]); &quot;&quot;&quot;)&quot;)" office:value-type="string" office:string-value="(&quot;1&quot;,&quot;5&quot;,&quot;10&quot;,&quot;20&quot;,&quot;50&quot;,&quot;100&quot;)" calcext:value-type="string">
            <text:p>("1","5","10","20","50","100")</text:p>
          </table:table-cell>
        </table:table-row>
        <table:table-row table:style-name="ro1">
          <table:table-cell office:value-type="string" calcext:value-type="string">
            <text:p>Primes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formula="of:=COM.MICROSOFT.CONCAT(&quot;(&quot;&quot;&quot;; COM.MICROSOFT.TEXTJOIN(&quot;&quot;&quot;,&quot;&quot;&quot;; 1; [.B18:.L18]); &quot;&quot;&quot;)&quot;)" office:value-type="string" office:string-value="(&quot;2&quot;,&quot;3&quot;,&quot;5&quot;,&quot;7&quot;,&quot;11&quot;)" calcext:value-type="string">
            <text:p>("2","3","5","7","11")</text:p>
          </table:table-cell>
        </table:table-row>
        <table:table-row table:style-name="ro1">
          <table:table-cell office:value-type="string" calcext:value-type="string">
            <text:p>Primes 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formula="of:=COM.MICROSOFT.CONCAT(&quot;(&quot;&quot;&quot;; COM.MICROSOFT.TEXTJOIN(&quot;&quot;&quot;,&quot;&quot;&quot;; 1; [.B19:.L19]); &quot;&quot;&quot;)&quot;)" office:value-type="string" office:string-value="(&quot;13&quot;,&quot;17&quot;,&quot;19&quot;,&quot;23&quot;,&quot;29&quot;)" calcext:value-type="string">
            <text:p>("13","17","19","23","29")</text:p>
          </table:table-cell>
        </table:table-row>
        <table:table-row table:style-name="ro1">
          <table:table-cell office:value-type="string" calcext:value-type="string">
            <text:p>Primes 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formula="of:=COM.MICROSOFT.CONCAT(&quot;(&quot;&quot;&quot;; COM.MICROSOFT.TEXTJOIN(&quot;&quot;&quot;,&quot;&quot;&quot;; 1; [.B20:.L20]); &quot;&quot;&quot;)&quot;)" office:value-type="string" office:string-value="(&quot;31&quot;,&quot;37&quot;,&quot;41&quot;,&quot;43&quot;,&quot;47&quot;)" calcext:value-type="string">
            <text:p>("31","37","41","43","47")</text:p>
          </table:table-cell>
        </table:table-row>
        <table:table-row table:style-name="ro1">
          <table:table-cell office:value-type="string" calcext:value-type="string">
            <text:p>Primes 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table:formula="of:=COM.MICROSOFT.CONCAT(&quot;(&quot;&quot;&quot;; COM.MICROSOFT.TEXTJOIN(&quot;&quot;&quot;,&quot;&quot;&quot;; 1; [.B21:.L21]); &quot;&quot;&quot;)&quot;)" office:value-type="string" office:string-value="(&quot;53&quot;,&quot;59&quot;,&quot;61&quot;,&quot;67&quot;,&quot;71&quot;)" calcext:value-type="string">
            <text:p>("53","59","61","67","71")</text:p>
          </table:table-cell>
        </table:table-row>
        <table:table-row table:style-name="ro1">
          <table:table-cell office:value-type="string" calcext:value-type="string">
            <text:p>Primes 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formula="of:=COM.MICROSOFT.CONCAT(&quot;(&quot;&quot;&quot;; COM.MICROSOFT.TEXTJOIN(&quot;&quot;&quot;,&quot;&quot;&quot;; 1; [.B22:.L22]); &quot;&quot;&quot;)&quot;)" office:value-type="string" office:string-value="(&quot;73&quot;,&quot;79&quot;,&quot;83&quot;,&quot;89&quot;,&quot;97&quot;)" calcext:value-type="string">
            <text:p>("73","79","83","89","97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7:36:00.465741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00:26:15.155393474</meta:creation-date>
    <dc:date>2021-01-28T17:58:36.386691296</dc:date>
    <meta:editing-duration>PT4H17M39S</meta:editing-duration>
    <meta:editing-cycles>96</meta:editing-cycles>
    <meta:generator>LibreOffice/7.0.4.2$Linux_X86_64 LibreOffice_project/00$Build-2</meta:generator>
    <meta:document-statistic meta:table-count="1" meta:cell-count="15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DeleteElement(x, ByRef MyList())
    Dim i As Integer, el As Integer
    Dim Result() As String

	If UBound(MyList) - LBound(MyList) = 0 Then
		DeleteElement = Result
		Exit Function
	End If

	z1 = LBound(MyList)
	z2 = UBOUND(MyList)
    ReDim Result(LBound(MyList) To (UBound(MyList)-1))

    For i = LBound(MyList) To UBound(MyList)
        If x = MyList(i) Then
            el = i
            Exit For
        End If
    Next i

    For i = LBound(MyList) To UBound(Result)
        If i &lt; el Then
            Result(i) = MyList(i)
        Else
            Result(i) = MyList(i + 1)
        End If
    Next i
    
    DeleteElement = Result
End Function

Function FlattenArray(valueRange as Range)
	sizeX = ubound(valueRange) - lbound(valueRange) + 1
	sizeY = ubound(valueRange, 2) - lbound(valueRange, 2) + 1
	finalSize = sizeX*sizeY
	
	dim values(1 to (sizeX*sizeY))
	
	For i = lbound(valueRange) to ubound(valueRange)
		For j = lbound(valueRange, 2) to ubound(valueRange, 2)
			idx = (i-lbound(valueRange)) * sizeY + (j - lbound(valueRange, 2))
			values(1 + idx) = valueRange(i, j)
		Next
	Next
	
	FlattenArray = values
End Function

Function SelectRandom(valueRange as Range, number as Integer, Optional excludeRange as Range)
	values = FlattenArray(valueRange)
	If Not IsMissing(excludeRange) Then
		excludeValues = FlattenArray(excludeRange)
		
		For i = LBound(excludeValues) to UBound(excludeValues)
			values = DeleteElement(excludeValues(i), values)
		Next
	End If

	dim selected(1 to number)
	
	for i = 1 to number
		idx = 1 + int(RND() * (ubound(values)-lbound(values)))
		selected(i) = values(idx)
		Values = DeleteElement(Selected(i), Values)
	Next
	
	SelectRandom = selected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